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99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392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(ms)" table:style-name="ta1">
        <table:shapes>
          <draw:frame draw:z-index="0" draw:style-name="gr1" draw:text-style-name="P1" svg:width="16.008cm" svg:height="9.004cm" svg:x="17.872cm" svg:y="23.268cm">
            <draw:object draw:notify-on-update-of-ranges="'time (ms)'.A33:'time (ms)'.A33 'time (ms)'.A34:'time (ms)'.A38 'time (ms)'.B33:'time (ms)'.B33 'time (ms)'.B34:'time (ms)'.B38 'time (ms)'.C33:'time (ms)'.C33 'time (ms)'.C34:'time (ms)'.C38 'time (ms)'.D33:'time (ms)'.D33 'time (ms)'.D34:'time (ms)'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23.209cm">
            <draw:object draw:notify-on-update-of-ranges="'time (ms)'.A41:'time (ms)'.A41 'time (ms)'.A42:'time (ms)'.A46 'time (ms)'.B41:'time (ms)'.B41 'time (ms)'.B42:'time (ms)'.B46 'time (ms)'.C41:'time (ms)'.C41 'time (ms)'.C42:'time (ms)'.C46 'time (ms)'.D41:'time (ms)'.D41 'time (ms)'.D42:'time (ms)'.D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android named 9.2.2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android prefetch 9.2.2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android prefetch 8.2.1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android constant 8.2.1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android constant 9.2.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table:number-columns-repeated="2"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table:number-columns-repeated="2"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table:number-columns-repeated="2"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93" calcext:value-type="float">
            <text:p>69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2" office:value-type="string" calcext:value-type="string" table:number-columns-spanned="3" table:number-rows-spanned="1">
            <text:p>ios named 9.2.2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ios prefetch 9.2.2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ios prefetch 8.2.1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ios constant 8.2.1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ios constant 9.2.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table:number-columns-repeated="2"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table:number-columns-repeated="2"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table:number-columns-repeated="2"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/>
          <table:table-cell office:value-type="string" calcext:value-type="string">
            <text:p>parse (ms)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56" calcext:value-type="float">
            <text:p>356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159" calcext:value-type="float">
            <text:p>115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212" calcext:value-type="float">
            <text:p>121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25" calcext:value-type="float">
            <text:p>325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22" calcext:value-type="float">
            <text:p>32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0" calcext:value-type="float">
            <text:p>290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04" calcext:value-type="float">
            <text:p>804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constant 8.2.1</text:p>
          </table:table-cell>
          <table:table-cell table:style-name="ce3" table:formula="of:=AVERAGE([.Q3:.Q14])" office:value-type="float" office:value="163.083333333333" calcext:value-type="float">
            <text:p>163,08</text:p>
          </table:table-cell>
          <table:table-cell table:style-name="ce3" table:formula="of:=AVERAGE([.R3:.R14])" office:value-type="float" office:value="528.833333333333" calcext:value-type="float">
            <text:p>528,83</text:p>
          </table:table-cell>
          <table:table-cell table:style-name="ce3" table:formula="of:=AVERAGE([.P3:.P14])" office:value-type="float" office:value="0" calcext:value-type="float">
            <text:p>0,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constant 9.2.2</text:p>
          </table:table-cell>
          <table:table-cell table:style-name="ce3" table:formula="of:=AVERAGE([.U3:.U14])" office:value-type="float" office:value="170.5" calcext:value-type="float">
            <text:p>170,50</text:p>
          </table:table-cell>
          <table:table-cell table:style-name="ce3" table:formula="of:=AVERAGE([.V3:.V14])" office:value-type="float" office:value="745.666666666667" calcext:value-type="float">
            <text:p>745,67</text:p>
          </table:table-cell>
          <table:table-cell table:style-name="ce3" table:formula="of:=AVERAGE([.T3:.T14])" office:value-type="float" office:value="0" calcext:value-type="float">
            <text:p>0,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L3:.L14])" office:value-type="float" office:value="157.666666666667" calcext:value-type="float">
            <text:p>157,67</text:p>
          </table:table-cell>
          <table:table-cell table:style-name="ce3" table:formula="of:=AVERAGE([.M3:.M14])" office:value-type="float" office:value="583.916666666667" calcext:value-type="float">
            <text:p>583,92</text:p>
          </table:table-cell>
          <table:table-cell table:style-name="ce3" table:formula="of:=AVERAGE([.K3:.K14])" office:value-type="float" office:value="14.25" calcext:value-type="float">
            <text:p>14,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G3:.G14])" office:value-type="float" office:value="229.083333333333" calcext:value-type="float">
            <text:p>229,08</text:p>
          </table:table-cell>
          <table:table-cell table:style-name="ce3" table:formula="of:=AVERAGE([.H3:.H14])" office:value-type="float" office:value="923.416666666667" calcext:value-type="float">
            <text:p>923,42</text:p>
          </table:table-cell>
          <table:table-cell table:style-name="ce3" table:formula="of:=AVERAGE([.F3:.F14])" office:value-type="float" office:value="21.4166666666667" calcext:value-type="float">
            <text:p>21,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B3:.B14])" office:value-type="float" office:value="231.25" calcext:value-type="float">
            <text:p>231,25</text:p>
          </table:table-cell>
          <table:table-cell table:style-name="ce3" table:formula="of:=AVERAGE([.C3:.C14])" office:value-type="float" office:value="956.083333333333" calcext:value-type="float">
            <text:p>956,08</text:p>
          </table:table-cell>
          <table:table-cell table:style-name="ce3" table:formula="of:=AVERAGE([.A3:.A14])" office:value-type="float" office:value="0" calcext:value-type="float">
            <text:p>0,00</text:p>
          </table:table-cell>
          <table:table-cell table:number-columns-repeated="18"/>
        </table:table-row>
        <table:table-row table:style-name="ro1"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constant 8.2.1</text:p>
          </table:table-cell>
          <table:table-cell table:style-name="ce3" table:formula="of:=AVERAGE([.Q19:.Q30])" office:value-type="float" office:value="100.5" calcext:value-type="float">
            <text:p>100,50</text:p>
          </table:table-cell>
          <table:table-cell table:style-name="ce3" table:formula="of:=AVERAGE([.R19:.R30])" office:value-type="float" office:value="778.666666666667" calcext:value-type="float">
            <text:p>778,67</text:p>
          </table:table-cell>
          <table:table-cell table:style-name="ce3" table:formula="of:=AVERAGE([.P19:.P30])" office:value-type="float" office:value="0" calcext:value-type="float">
            <text:p>0,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constant 9.2.2</text:p>
          </table:table-cell>
          <table:table-cell table:style-name="ce3" table:formula="of:=AVERAGE([.U19:.U30])" office:value-type="float" office:value="109.583333333333" calcext:value-type="float">
            <text:p>109,58</text:p>
          </table:table-cell>
          <table:table-cell table:style-name="ce3" table:formula="of:=AVERAGE([.V19:.V30])" office:value-type="float" office:value="803.666666666667" calcext:value-type="float">
            <text:p>803,67</text:p>
          </table:table-cell>
          <table:table-cell table:style-name="ce3" table:formula="of:=AVERAGE([.T19:.T30])" office:value-type="float" office:value="0" calcext:value-type="float">
            <text:p>0,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L19:.L30])" office:value-type="float" office:value="300.833333333333" calcext:value-type="float">
            <text:p>300,83</text:p>
          </table:table-cell>
          <table:table-cell table:style-name="ce3" table:formula="of:=AVERAGE([.M19:.M30])" office:value-type="float" office:value="775.5" calcext:value-type="float">
            <text:p>775,50</text:p>
          </table:table-cell>
          <table:table-cell table:style-name="ce3" table:formula="of:=AVERAGE([.K19:.K30])" office:value-type="float" office:value="209.083333333333" calcext:value-type="float">
            <text:p>209,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G19:.G30])" office:value-type="float" office:value="341.25" calcext:value-type="float">
            <text:p>341,25</text:p>
          </table:table-cell>
          <table:table-cell table:style-name="ce3" table:formula="of:=AVERAGE([.H19:.H30])" office:value-type="float" office:value="1108" calcext:value-type="float">
            <text:p>1108,00</text:p>
          </table:table-cell>
          <table:table-cell table:style-name="ce3" table:formula="of:=AVERAGE([.F19:.F30])" office:value-type="float" office:value="142.25" calcext:value-type="float">
            <text:p>142,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B19:.B30])" office:value-type="float" office:value="343.25" calcext:value-type="float">
            <text:p>343,25</text:p>
          </table:table-cell>
          <table:table-cell table:style-name="ce3" table:formula="of:=AVERAGE([.C19:.C30])" office:value-type="float" office:value="1053.91666666667" calcext:value-type="float">
            <text:p>1053,92</text:p>
          </table:table-cell>
          <table:table-cell table:style-name="ce3" table:formula="of:=AVERAGE([.A19:.A30])" office:value-type="float" office:value="0" calcext:value-type="float">
            <text:p>0,00</text:p>
          </table:table-cell>
          <table:table-cell table:number-columns-repeated="18"/>
        </table:table-row>
      </table:table>
      <table:table table:name="java_heapdump_size (bytes)" table:style-name="ta1">
        <table:shapes>
          <draw:frame draw:z-index="0" draw:style-name="gr1" draw:text-style-name="P1" svg:width="15.999cm" svg:height="8.999cm" svg:x="8.67cm" svg:y="8.999cm">
            <draw:object draw:notify-on-update-of-ranges="'java_heapdump_size (bytes)'.A16:'java_heapdump_size (bytes)'.A16 'java_heapdump_size (bytes)'.A17:'java_heapdump_size (bytes)'.A21 'java_heapdump_size (bytes)'.B16:'java_heapdump_size (bytes)'.B16 'java_heapdump_size (bytes)'.B17:'java_heapdump_size (bytes)'.B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stant 8.2.1</text:p>
          </table:table-cell>
          <table:table-cell office:value-type="string" calcext:value-type="string">
            <text:p>Constant 9.2.2</text:p>
          </table:table-cell>
          <table:table-cell office:value-type="string" calcext:value-type="string">
            <text:p>Named 9.2.2</text:p>
          </table:table-cell>
          <table:table-cell office:value-type="string" calcext:value-type="string">
            <text:p>Prefetch 9.2.2</text:p>
          </table:table-cell>
          <table:table-cell office:value-type="string" calcext:value-type="string">
            <text:p>Prefetch 8.2.1</text:p>
          </table:table-cell>
          <table:table-cell table:number-columns-repeated="3"/>
        </table:table-row>
        <table:table-row table:style-name="ro1">
          <table:table-cell office:value-type="float" office:value="19593120" calcext:value-type="float">
            <text:p>19593120</text:p>
          </table:table-cell>
          <table:table-cell office:value-type="float" office:value="20939993" calcext:value-type="float">
            <text:p>20939993</text:p>
          </table:table-cell>
          <table:table-cell office:value-type="float" office:value="21098125" calcext:value-type="float">
            <text:p>21098125</text:p>
          </table:table-cell>
          <table:table-cell office:value-type="float" office:value="20887349" calcext:value-type="float">
            <text:p>20887349</text:p>
          </table:table-cell>
          <table:table-cell office:value-type="float" office:value="22816422" calcext:value-type="float">
            <text:p>22816422</text:p>
          </table:table-cell>
          <table:table-cell table:number-columns-repeated="3"/>
        </table:table-row>
        <table:table-row table:style-name="ro1">
          <table:table-cell office:value-type="float" office:value="19594980" calcext:value-type="float">
            <text:p>19594980</text:p>
          </table:table-cell>
          <table:table-cell office:value-type="float" office:value="20851128" calcext:value-type="float">
            <text:p>20851128</text:p>
          </table:table-cell>
          <table:table-cell office:value-type="float" office:value="20924213" calcext:value-type="float">
            <text:p>20924213</text:p>
          </table:table-cell>
          <table:table-cell office:value-type="float" office:value="20788838" calcext:value-type="float">
            <text:p>20788838</text:p>
          </table:table-cell>
          <table:table-cell office:value-type="float" office:value="22814826" calcext:value-type="float">
            <text:p>22814826</text:p>
          </table:table-cell>
          <table:table-cell table:number-columns-repeated="3"/>
        </table:table-row>
        <table:table-row table:style-name="ro1">
          <table:table-cell office:value-type="float" office:value="19593468" calcext:value-type="float">
            <text:p>19593468</text:p>
          </table:table-cell>
          <table:table-cell office:value-type="float" office:value="20938506" calcext:value-type="float">
            <text:p>20938506</text:p>
          </table:table-cell>
          <table:table-cell office:value-type="float" office:value="20924630" calcext:value-type="float">
            <text:p>20924630</text:p>
          </table:table-cell>
          <table:table-cell office:value-type="float" office:value="20789034" calcext:value-type="float">
            <text:p>20789034</text:p>
          </table:table-cell>
          <table:table-cell office:value-type="float" office:value="22816181" calcext:value-type="float">
            <text:p>22816181</text:p>
          </table:table-cell>
          <table:table-cell table:number-columns-repeated="3"/>
        </table:table-row>
        <table:table-row table:style-name="ro1">
          <table:table-cell office:value-type="float" office:value="19594493" calcext:value-type="float">
            <text:p>19594493</text:p>
          </table:table-cell>
          <table:table-cell office:value-type="float" office:value="20939864" calcext:value-type="float">
            <text:p>20939864</text:p>
          </table:table-cell>
          <table:table-cell office:value-type="float" office:value="20923422" calcext:value-type="float">
            <text:p>20923422</text:p>
          </table:table-cell>
          <table:table-cell office:value-type="float" office:value="20789033" calcext:value-type="float">
            <text:p>20789033</text:p>
          </table:table-cell>
          <table:table-cell office:value-type="float" office:value="22815363" calcext:value-type="float">
            <text:p>22815363</text:p>
          </table:table-cell>
          <table:table-cell table:number-columns-repeated="3"/>
        </table:table-row>
        <table:table-row table:style-name="ro1">
          <table:table-cell office:value-type="float" office:value="19593546" calcext:value-type="float">
            <text:p>19593546</text:p>
          </table:table-cell>
          <table:table-cell office:value-type="float" office:value="20937077" calcext:value-type="float">
            <text:p>20937077</text:p>
          </table:table-cell>
          <table:table-cell office:value-type="float" office:value="21012780" calcext:value-type="float">
            <text:p>21012780</text:p>
          </table:table-cell>
          <table:table-cell office:value-type="float" office:value="20788972" calcext:value-type="float">
            <text:p>20788972</text:p>
          </table:table-cell>
          <table:table-cell office:value-type="float" office:value="22815905" calcext:value-type="float">
            <text:p>22815905</text:p>
          </table:table-cell>
          <table:table-cell table:number-columns-repeated="3"/>
        </table:table-row>
        <table:table-row table:style-name="ro1">
          <table:table-cell office:value-type="float" office:value="19594027" calcext:value-type="float">
            <text:p>19594027</text:p>
          </table:table-cell>
          <table:table-cell office:value-type="float" office:value="20937256" calcext:value-type="float">
            <text:p>20937256</text:p>
          </table:table-cell>
          <table:table-cell office:value-type="float" office:value="20923899" calcext:value-type="float">
            <text:p>20923899</text:p>
          </table:table-cell>
          <table:table-cell office:value-type="float" office:value="20788138" calcext:value-type="float">
            <text:p>20788138</text:p>
          </table:table-cell>
          <table:table-cell office:value-type="float" office:value="22816990" calcext:value-type="float">
            <text:p>22816990</text:p>
          </table:table-cell>
          <table:table-cell table:number-columns-repeated="3"/>
        </table:table-row>
        <table:table-row table:style-name="ro1">
          <table:table-cell office:value-type="float" office:value="19593201" calcext:value-type="float">
            <text:p>19593201</text:p>
          </table:table-cell>
          <table:table-cell office:value-type="float" office:value="20851127" calcext:value-type="float">
            <text:p>20851127</text:p>
          </table:table-cell>
          <table:table-cell office:value-type="float" office:value="20922430" calcext:value-type="float">
            <text:p>20922430</text:p>
          </table:table-cell>
          <table:table-cell office:value-type="float" office:value="20791945" calcext:value-type="float">
            <text:p>20791945</text:p>
          </table:table-cell>
          <table:table-cell office:value-type="float" office:value="22816477" calcext:value-type="float">
            <text:p>22816477</text:p>
          </table:table-cell>
          <table:table-cell table:number-columns-repeated="3"/>
        </table:table-row>
        <table:table-row table:style-name="ro1">
          <table:table-cell office:value-type="float" office:value="19592023" calcext:value-type="float">
            <text:p>19592023</text:p>
          </table:table-cell>
          <table:table-cell office:value-type="float" office:value="20938704" calcext:value-type="float">
            <text:p>20938704</text:p>
          </table:table-cell>
          <table:table-cell office:value-type="float" office:value="21008234" calcext:value-type="float">
            <text:p>21008234</text:p>
          </table:table-cell>
          <table:table-cell office:value-type="float" office:value="20789266" calcext:value-type="float">
            <text:p>20789266</text:p>
          </table:table-cell>
          <table:table-cell office:value-type="float" office:value="22816387" calcext:value-type="float">
            <text:p>22816387</text:p>
          </table:table-cell>
          <table:table-cell table:number-columns-repeated="3"/>
        </table:table-row>
        <table:table-row table:style-name="ro1">
          <table:table-cell office:value-type="float" office:value="19593741" calcext:value-type="float">
            <text:p>19593741</text:p>
          </table:table-cell>
          <table:table-cell office:value-type="float" office:value="20851919" calcext:value-type="float">
            <text:p>20851919</text:p>
          </table:table-cell>
          <table:table-cell office:value-type="float" office:value="20921464" calcext:value-type="float">
            <text:p>20921464</text:p>
          </table:table-cell>
          <table:table-cell office:value-type="float" office:value="20788783" calcext:value-type="float">
            <text:p>20788783</text:p>
          </table:table-cell>
          <table:table-cell office:value-type="float" office:value="22815370" calcext:value-type="float">
            <text:p>22815370</text:p>
          </table:table-cell>
          <table:table-cell table:number-columns-repeated="3"/>
        </table:table-row>
        <table:table-row table:style-name="ro1">
          <table:table-cell office:value-type="float" office:value="19594111" calcext:value-type="float">
            <text:p>19594111</text:p>
          </table:table-cell>
          <table:table-cell office:value-type="float" office:value="20935560" calcext:value-type="float">
            <text:p>20935560</text:p>
          </table:table-cell>
          <table:table-cell office:value-type="float" office:value="20921737" calcext:value-type="float">
            <text:p>20921737</text:p>
          </table:table-cell>
          <table:table-cell office:value-type="float" office:value="20788730" calcext:value-type="float">
            <text:p>20788730</text:p>
          </table:table-cell>
          <table:table-cell office:value-type="float" office:value="22817138" calcext:value-type="float">
            <text:p>22817138</text:p>
          </table:table-cell>
          <table:table-cell table:number-columns-repeated="3"/>
        </table:table-row>
        <table:table-row table:style-name="ro1">
          <table:table-cell office:value-type="float" office:value="19592702" calcext:value-type="float">
            <text:p>19592702</text:p>
          </table:table-cell>
          <table:table-cell office:value-type="float" office:value="20851193" calcext:value-type="float">
            <text:p>20851193</text:p>
          </table:table-cell>
          <table:table-cell office:value-type="float" office:value="20921205" calcext:value-type="float">
            <text:p>20921205</text:p>
          </table:table-cell>
          <table:table-cell office:value-type="float" office:value="20789246" calcext:value-type="float">
            <text:p>20789246</text:p>
          </table:table-cell>
          <table:table-cell office:value-type="float" office:value="22815899" calcext:value-type="float">
            <text:p>22815899</text:p>
          </table:table-cell>
          <table:table-cell table:number-columns-repeated="3"/>
        </table:table-row>
        <table:table-row table:style-name="ro1">
          <table:table-cell office:value-type="float" office:value="19591825" calcext:value-type="float">
            <text:p>19591825</text:p>
          </table:table-cell>
          <table:table-cell office:value-type="float" office:value="20938773" calcext:value-type="float">
            <text:p>20938773</text:p>
          </table:table-cell>
          <table:table-cell office:value-type="float" office:value="21010059" calcext:value-type="float">
            <text:p>21010059</text:p>
          </table:table-cell>
          <table:table-cell office:value-type="float" office:value="20886067" calcext:value-type="float">
            <text:p>20886067</text:p>
          </table:table-cell>
          <table:table-cell office:value-type="float" office:value="22816120" calcext:value-type="float">
            <text:p>2281612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eapdump size (K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constant 8.2.1</text:p>
          </table:table-cell>
          <table:table-cell table:style-name="ce3" table:formula="of:=AVERAGE([.A2:.A13])/1024" office:value-type="float" office:value="19134.215250651" calcext:value-type="float">
            <text:p>19134,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constant 9.2.2</text:p>
          </table:table-cell>
          <table:table-cell table:style-name="ce3" table:formula="of:=AVERAGE([.B2:.B13])/1024" office:value-type="float" office:value="20419.1975911458" calcext:value-type="float">
            <text:p>20419,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E2:.E13])/1024" office:value-type="float" office:value="22281.3377278646" calcext:value-type="float">
            <text:p>22281,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D2:.D13])/1024" office:value-type="float" office:value="20317.8223470052" calcext:value-type="float">
            <text:p>20317,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2:.C13])/1024" office:value-type="float" office:value="20468.1150716146" calcext:value-type="float">
            <text:p>20468,12</text:p>
          </table:table-cell>
          <table:table-cell table:number-columns-repeated="6"/>
        </table:table-row>
      </table:table>
      <table:table table:name="js_heap_snapshot(KB)" table:style-name="ta1">
        <table:shapes>
          <draw:frame draw:z-index="0" draw:style-name="gr1" draw:text-style-name="P1" svg:width="15.999cm" svg:height="8.999cm" svg:x="9.219cm" svg:y="0.073cm">
            <draw:object draw:notify-on-update-of-ranges="'js_heap_snapshot(KB)'.A1:'js_heap_snapshot(KB)'.A1 'js_heap_snapshot(KB)'.A2:'js_heap_snapshot(KB)'.A6 'js_heap_snapshot(KB)'.B1:'js_heap_snapshot(KB)'.B1 'js_heap_snapshot(KB)'.B2:'js_heap_snapshot(KB)'.B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6.121cm" svg:y="0.306cm">
            <draw:object draw:notify-on-update-of-ranges="'js_heap_snapshot(KB)'.A41:'js_heap_snapshot(KB)'.A41 'js_heap_snapshot(KB)'.A42:'js_heap_snapshot(KB)'.A46 'js_heap_snapshot(KB)'.B41:'js_heap_snapshot(KB)'.B41 'js_heap_snapshot(KB)'.B42:'js_heap_snapshot(KB)'.B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eap snapshot size (K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constant 8.2.1</text:p>
          </table:table-cell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constant 9.2.2</text:p>
          </table:table-cell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5" office:value-type="float" office:value="5509" calcext:value-type="float">
            <text:p>5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5" office:value-type="float" office:value="5109" calcext:value-type="float">
            <text:p>5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5" office:value-type="float" office:value="4881" calcext:value-type="float">
            <text:p>4881</text:p>
          </table:table-cell>
          <table:table-cell table:number-columns-repeated="3"/>
        </table:table-row>
        <table:table-row table:style-name="ro1" table:number-rows-repeated="19">
          <table:table-cell table:number-columns-repeated="5"/>
        </table:table-row>
        <table:table-row table:style-name="ro1">
          <table:table-cell office:value-type="string" calcext:value-type="string">
            <text:p>ios constant 8.2.1</text:p>
          </table:table-cell>
          <table:table-cell office:value-type="string" calcext:value-type="string">
            <text:p>ios constant 9.2.2</text:p>
          </table:table-cell>
          <table:table-cell office:value-type="string" calcext:value-type="string">
            <text:p>ios prefetch 8.2.1</text:p>
          </table:table-cell>
          <table:table-cell office:value-type="string" calcext:value-type="string">
            <text:p>ios prefetch 9.2.2</text:p>
          </table:table-cell>
          <table:table-cell office:value-type="string" calcext:value-type="string">
            <text:p>ios named 9.2.2</text:p>
          </table:table-cell>
        </table:table-row>
        <table:table-row table:style-name="ro1">
          <table:table-cell office:value-type="float" office:value="562269" calcext:value-type="float">
            <text:p>562269</text:p>
          </table:table-cell>
          <table:table-cell office:value-type="float" office:value="554559" calcext:value-type="float">
            <text:p>554559</text:p>
          </table:table-cell>
          <table:table-cell office:value-type="float" office:value="936873" calcext:value-type="float">
            <text:p>936873</text:p>
          </table:table-cell>
          <table:table-cell office:value-type="float" office:value="865584" calcext:value-type="float">
            <text:p>865584</text:p>
          </table:table-cell>
          <table:table-cell office:value-type="float" office:value="573867" calcext:value-type="float">
            <text:p>573867</text:p>
          </table:table-cell>
        </table:table-row>
        <table:table-row table:style-name="ro1">
          <table:table-cell office:value-type="float" office:value="601311" calcext:value-type="float">
            <text:p>601311</text:p>
          </table:table-cell>
          <table:table-cell office:value-type="float" office:value="558665" calcext:value-type="float">
            <text:p>558665</text:p>
          </table:table-cell>
          <table:table-cell office:value-type="float" office:value="940361" calcext:value-type="float">
            <text:p>940361</text:p>
          </table:table-cell>
          <table:table-cell office:value-type="float" office:value="901526" calcext:value-type="float">
            <text:p>901526</text:p>
          </table:table-cell>
          <table:table-cell office:value-type="float" office:value="559638" calcext:value-type="float">
            <text:p>559638</text:p>
          </table:table-cell>
        </table:table-row>
        <table:table-row table:style-name="ro1">
          <table:table-cell office:value-type="float" office:value="558312" calcext:value-type="float">
            <text:p>558312</text:p>
          </table:table-cell>
          <table:table-cell office:value-type="float" office:value="555883" calcext:value-type="float">
            <text:p>555883</text:p>
          </table:table-cell>
          <table:table-cell office:value-type="float" office:value="942062" calcext:value-type="float">
            <text:p>942062</text:p>
          </table:table-cell>
          <table:table-cell office:value-type="float" office:value="881278" calcext:value-type="float">
            <text:p>881278</text:p>
          </table:table-cell>
          <table:table-cell office:value-type="float" office:value="571950" calcext:value-type="float">
            <text:p>571950</text:p>
          </table:table-cell>
        </table:table-row>
        <table:table-row table:style-name="ro1">
          <table:table-cell office:value-type="float" office:value="537344" calcext:value-type="float">
            <text:p>537344</text:p>
          </table:table-cell>
          <table:table-cell office:value-type="float" office:value="559262" calcext:value-type="float">
            <text:p>559262</text:p>
          </table:table-cell>
          <table:table-cell office:value-type="float" office:value="920766" calcext:value-type="float">
            <text:p>920766</text:p>
          </table:table-cell>
          <table:table-cell office:value-type="float" office:value="908058" calcext:value-type="float">
            <text:p>908058</text:p>
          </table:table-cell>
          <table:table-cell office:value-type="float" office:value="557606" calcext:value-type="float">
            <text:p>557606</text:p>
          </table:table-cell>
        </table:table-row>
        <table:table-row table:style-name="ro1">
          <table:table-cell office:value-type="float" office:value="601782" calcext:value-type="float">
            <text:p>601782</text:p>
          </table:table-cell>
          <table:table-cell office:value-type="float" office:value="558616" calcext:value-type="float">
            <text:p>558616</text:p>
          </table:table-cell>
          <table:table-cell office:value-type="float" office:value="928252" calcext:value-type="float">
            <text:p>928252</text:p>
          </table:table-cell>
          <table:table-cell office:value-type="float" office:value="901801" calcext:value-type="float">
            <text:p>901801</text:p>
          </table:table-cell>
          <table:table-cell office:value-type="float" office:value="574528" calcext:value-type="float">
            <text:p>574528</text:p>
          </table:table-cell>
        </table:table-row>
        <table:table-row table:style-name="ro1">
          <table:table-cell office:value-type="float" office:value="601284" calcext:value-type="float">
            <text:p>601284</text:p>
          </table:table-cell>
          <table:table-cell office:value-type="float" office:value="553865" calcext:value-type="float">
            <text:p>553865</text:p>
          </table:table-cell>
          <table:table-cell office:value-type="float" office:value="948010" calcext:value-type="float">
            <text:p>948010</text:p>
          </table:table-cell>
          <table:table-cell office:value-type="float" office:value="896920" calcext:value-type="float">
            <text:p>896920</text:p>
          </table:table-cell>
          <table:table-cell office:value-type="float" office:value="556974" calcext:value-type="float">
            <text:p>556974</text:p>
          </table:table-cell>
        </table:table-row>
        <table:table-row table:style-name="ro1">
          <table:table-cell office:value-type="float" office:value="602926" calcext:value-type="float">
            <text:p>602926</text:p>
          </table:table-cell>
          <table:table-cell office:value-type="float" office:value="541089" calcext:value-type="float">
            <text:p>541089</text:p>
          </table:table-cell>
          <table:table-cell office:value-type="float" office:value="927546" calcext:value-type="float">
            <text:p>927546</text:p>
          </table:table-cell>
          <table:table-cell office:value-type="float" office:value="900079" calcext:value-type="float">
            <text:p>900079</text:p>
          </table:table-cell>
          <table:table-cell office:value-type="float" office:value="573254" calcext:value-type="float">
            <text:p>573254</text:p>
          </table:table-cell>
        </table:table-row>
        <table:table-row table:style-name="ro1">
          <table:table-cell office:value-type="float" office:value="586651" calcext:value-type="float">
            <text:p>586651</text:p>
          </table:table-cell>
          <table:table-cell office:value-type="float" office:value="553946" calcext:value-type="float">
            <text:p>553946</text:p>
          </table:table-cell>
          <table:table-cell office:value-type="float" office:value="930636" calcext:value-type="float">
            <text:p>930636</text:p>
          </table:table-cell>
          <table:table-cell office:value-type="float" office:value="884657" calcext:value-type="float">
            <text:p>884657</text:p>
          </table:table-cell>
          <table:table-cell office:value-type="float" office:value="557660" calcext:value-type="float">
            <text:p>557660</text:p>
          </table:table-cell>
        </table:table-row>
        <table:table-row table:style-name="ro1">
          <table:table-cell office:value-type="float" office:value="539670" calcext:value-type="float">
            <text:p>539670</text:p>
          </table:table-cell>
          <table:table-cell office:value-type="float" office:value="574927" calcext:value-type="float">
            <text:p>574927</text:p>
          </table:table-cell>
          <table:table-cell office:value-type="float" office:value="938806" calcext:value-type="float">
            <text:p>938806</text:p>
          </table:table-cell>
          <table:table-cell office:value-type="float" office:value="895504" calcext:value-type="float">
            <text:p>895504</text:p>
          </table:table-cell>
          <table:table-cell office:value-type="float" office:value="559502" calcext:value-type="float">
            <text:p>559502</text:p>
          </table:table-cell>
        </table:table-row>
        <table:table-row table:style-name="ro1">
          <table:table-cell office:value-type="float" office:value="599042" calcext:value-type="float">
            <text:p>599042</text:p>
          </table:table-cell>
          <table:table-cell office:value-type="float" office:value="573698" calcext:value-type="float">
            <text:p>573698</text:p>
          </table:table-cell>
          <table:table-cell office:value-type="float" office:value="945140" calcext:value-type="float">
            <text:p>945140</text:p>
          </table:table-cell>
          <table:table-cell office:value-type="float" office:value="885545" calcext:value-type="float">
            <text:p>885545</text:p>
          </table:table-cell>
          <table:table-cell office:value-type="float" office:value="557949" calcext:value-type="float">
            <text:p>557949</text:p>
          </table:table-cell>
        </table:table-row>
        <table:table-row table:style-name="ro1">
          <table:table-cell office:value-type="float" office:value="556070" calcext:value-type="float">
            <text:p>556070</text:p>
          </table:table-cell>
          <table:table-cell office:value-type="float" office:value="557453" calcext:value-type="float">
            <text:p>557453</text:p>
          </table:table-cell>
          <table:table-cell office:value-type="float" office:value="942283" calcext:value-type="float">
            <text:p>942283</text:p>
          </table:table-cell>
          <table:table-cell office:value-type="float" office:value="878936" calcext:value-type="float">
            <text:p>878936</text:p>
          </table:table-cell>
          <table:table-cell office:value-type="float" office:value="558394" calcext:value-type="float">
            <text:p>558394</text:p>
          </table:table-cell>
        </table:table-row>
        <table:table-row table:style-name="ro1">
          <table:table-cell office:value-type="float" office:value="562240" calcext:value-type="float">
            <text:p>562240</text:p>
          </table:table-cell>
          <table:table-cell office:value-type="float" office:value="553851" calcext:value-type="float">
            <text:p>553851</text:p>
          </table:table-cell>
          <table:table-cell office:value-type="float" office:value="911565" calcext:value-type="float">
            <text:p>911565</text:p>
          </table:table-cell>
          <table:table-cell office:value-type="float" office:value="894576" calcext:value-type="float">
            <text:p>894576</text:p>
          </table:table-cell>
          <table:table-cell office:value-type="float" office:value="573980" calcext:value-type="float">
            <text:p>57398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Heap snapshot size (K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constant 8.2.1</text:p>
          </table:table-cell>
          <table:table-cell table:style-name="ce3" table:formula="of:=AVERAGE([.A27:.A38])/1024" office:value-type="float" office:value="562.247802734375" calcext:value-type="float">
            <text:p>562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constant 9.2.2</text:p>
          </table:table-cell>
          <table:table-cell table:style-name="ce3" table:formula="of:=AVERAGE([.B27:.B38])/1024" office:value-type="float" office:value="544.90673828125" calcext:value-type="float">
            <text:p>54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C27:.C38])/1024" office:value-type="float" office:value="912.459309895833" calcext:value-type="float">
            <text:p>912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D27:.D38])/1024" office:value-type="float" office:value="870.317708333333" calcext:value-type="float">
            <text:p>870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E27:.E38])/1024" office:value-type="float" office:value="551.37548828125" calcext:value-type="float">
            <text:p>551,38</text:p>
          </table:table-cell>
          <table:table-cell table:number-columns-repeated="3"/>
        </table:table-row>
      </table:table>
      <table:table table:name="native_heap_size (MiB)" table:style-name="ta1">
        <table:shapes>
          <draw:frame draw:z-index="0" draw:style-name="gr1" draw:text-style-name="P1" svg:width="15.999cm" svg:height="8.999cm" svg:x="14.512cm" svg:y="0.924cm">
            <draw:object draw:notify-on-update-of-ranges="'native_heap_size (MiB)'.A16:'native_heap_size (MiB)'.A16 'native_heap_size (MiB)'.A17:'native_heap_size (MiB)'.A21 'native_heap_size (MiB)'.B16:'native_heap_size (MiB)'.B16 'native_heap_size (MiB)'.B17:'native_heap_size (MiB)'.B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2" table:default-cell-style-name="ce3"/>
        <table:table-row table:style-name="ro1">
          <table:table-cell table:style-name="Default" office:value-type="string" calcext:value-type="string">
            <text:p>Constant 8.2.1</text:p>
          </table:table-cell>
          <table:table-cell table:style-name="Default" office:value-type="string" calcext:value-type="string">
            <text:p>Constant 9.2.2</text:p>
          </table:table-cell>
          <table:table-cell table:style-name="Default" office:value-type="string" calcext:value-type="string">
            <text:p>Prefetch 8.2.1</text:p>
          </table:table-cell>
          <table:table-cell table:style-name="Default" office:value-type="string" calcext:value-type="string">
            <text:p>Prefetch 9.2.2</text:p>
          </table:table-cell>
          <table:table-cell table:style-name="Default" office:value-type="string" calcext:value-type="string">
            <text:p>Named 9.2.2</text:p>
          </table:table-cell>
        </table:table-row>
        <table:table-row table:style-name="ro1">
          <table:table-cell office:value-type="float" office:value="45.44" calcext:value-type="float">
            <text:p>45,44</text:p>
          </table:table-cell>
          <table:table-cell office:value-type="float" office:value="45.47" calcext:value-type="float">
            <text:p>45,47</text:p>
          </table:table-cell>
          <table:table-cell office:value-type="float" office:value="45.4" calcext:value-type="float">
            <text:p>45,40</text:p>
          </table:table-cell>
          <table:table-cell office:value-type="float" office:value="45.19" calcext:value-type="float">
            <text:p>45,19</text:p>
          </table:table-cell>
          <table:table-cell office:value-type="float" office:value="43.27" calcext:value-type="float">
            <text:p>43,27</text:p>
          </table:table-cell>
        </table:table-row>
        <table:table-row table:style-name="ro1">
          <table:table-cell office:value-type="float" office:value="45.46" calcext:value-type="float">
            <text:p>45,46</text:p>
          </table:table-cell>
          <table:table-cell office:value-type="float" office:value="45.55" calcext:value-type="float">
            <text:p>45,55</text:p>
          </table:table-cell>
          <table:table-cell office:value-type="float" office:value="45.84" calcext:value-type="float">
            <text:p>45,84</text:p>
          </table:table-cell>
          <table:table-cell office:value-type="float" office:value="43.68" calcext:value-type="float">
            <text:p>43,68</text:p>
          </table:table-cell>
          <table:table-cell office:value-type="float" office:value="41.38" calcext:value-type="float">
            <text:p>41,38</text:p>
          </table:table-cell>
        </table:table-row>
        <table:table-row table:style-name="ro1">
          <table:table-cell office:value-type="float" office:value="45.8" calcext:value-type="float">
            <text:p>45,80</text:p>
          </table:table-cell>
          <table:table-cell office:value-type="float" office:value="44.71" calcext:value-type="float">
            <text:p>44,71</text:p>
          </table:table-cell>
          <table:table-cell office:value-type="float" office:value="45.81" calcext:value-type="float">
            <text:p>45,81</text:p>
          </table:table-cell>
          <table:table-cell office:value-type="float" office:value="42.9" calcext:value-type="float">
            <text:p>42,90</text:p>
          </table:table-cell>
          <table:table-cell office:value-type="float" office:value="42.06" calcext:value-type="float">
            <text:p>42,06</text:p>
          </table:table-cell>
        </table:table-row>
        <table:table-row table:style-name="ro1">
          <table:table-cell office:value-type="float" office:value="45.91" calcext:value-type="float">
            <text:p>45,91</text:p>
          </table:table-cell>
          <table:table-cell office:value-type="float" office:value="45.15" calcext:value-type="float">
            <text:p>45,15</text:p>
          </table:table-cell>
          <table:table-cell office:value-type="float" office:value="43.93" calcext:value-type="float">
            <text:p>43,93</text:p>
          </table:table-cell>
          <table:table-cell office:value-type="float" office:value="43.68" calcext:value-type="float">
            <text:p>43,68</text:p>
          </table:table-cell>
          <table:table-cell office:value-type="float" office:value="42.1" calcext:value-type="float">
            <text:p>42,10</text:p>
          </table:table-cell>
        </table:table-row>
        <table:table-row table:style-name="ro1">
          <table:table-cell office:value-type="float" office:value="45.98" calcext:value-type="float">
            <text:p>45,98</text:p>
          </table:table-cell>
          <table:table-cell office:value-type="float" office:value="44.71" calcext:value-type="float">
            <text:p>44,71</text:p>
          </table:table-cell>
          <table:table-cell office:value-type="float" office:value="44.3" calcext:value-type="float">
            <text:p>44,30</text:p>
          </table:table-cell>
          <table:table-cell office:value-type="float" office:value="43.28" calcext:value-type="float">
            <text:p>43,28</text:p>
          </table:table-cell>
          <table:table-cell office:value-type="float" office:value="42.82" calcext:value-type="float">
            <text:p>42,82</text:p>
          </table:table-cell>
        </table:table-row>
        <table:table-row table:style-name="ro1">
          <table:table-cell office:value-type="float" office:value="44.92" calcext:value-type="float">
            <text:p>44,92</text:p>
          </table:table-cell>
          <table:table-cell office:value-type="float" office:value="45.12" calcext:value-type="float">
            <text:p>45,12</text:p>
          </table:table-cell>
          <table:table-cell office:value-type="float" office:value="44.31" calcext:value-type="float">
            <text:p>44,31</text:p>
          </table:table-cell>
          <table:table-cell office:value-type="float" office:value="43.66" calcext:value-type="float">
            <text:p>43,66</text:p>
          </table:table-cell>
          <table:table-cell office:value-type="float" office:value="42.09" calcext:value-type="float">
            <text:p>42,09</text:p>
          </table:table-cell>
        </table:table-row>
        <table:table-row table:style-name="ro1">
          <table:table-cell office:value-type="float" office:value="45.4" calcext:value-type="float">
            <text:p>45,40</text:p>
          </table:table-cell>
          <table:table-cell office:value-type="float" office:value="45.52" calcext:value-type="float">
            <text:p>45,52</text:p>
          </table:table-cell>
          <table:table-cell office:value-type="float" office:value="44.31" calcext:value-type="float">
            <text:p>44,31</text:p>
          </table:table-cell>
          <table:table-cell office:value-type="float" office:value="44.76" calcext:value-type="float">
            <text:p>44,76</text:p>
          </table:table-cell>
          <table:table-cell office:value-type="float" office:value="41.36" calcext:value-type="float">
            <text:p>41,36</text:p>
          </table:table-cell>
        </table:table-row>
        <table:table-row table:style-name="ro1">
          <table:table-cell office:value-type="float" office:value="45.07" calcext:value-type="float">
            <text:p>45,07</text:p>
          </table:table-cell>
          <table:table-cell office:value-type="float" office:value="45.45" calcext:value-type="float">
            <text:p>45,45</text:p>
          </table:table-cell>
          <table:table-cell office:value-type="float" office:value="45.41" calcext:value-type="float">
            <text:p>45,41</text:p>
          </table:table-cell>
          <table:table-cell office:value-type="float" office:value="45.15" calcext:value-type="float">
            <text:p>45,15</text:p>
          </table:table-cell>
          <table:table-cell office:value-type="float" office:value="42.1" calcext:value-type="float">
            <text:p>42,10</text:p>
          </table:table-cell>
        </table:table-row>
        <table:table-row table:style-name="ro1">
          <table:table-cell office:value-type="float" office:value="45.06" calcext:value-type="float">
            <text:p>45,06</text:p>
          </table:table-cell>
          <table:table-cell office:value-type="float" office:value="46.93" calcext:value-type="float">
            <text:p>46,93</text:p>
          </table:table-cell>
          <table:table-cell office:value-type="float" office:value="45.38" calcext:value-type="float">
            <text:p>45,38</text:p>
          </table:table-cell>
          <table:table-cell office:value-type="float" office:value="43.66" calcext:value-type="float">
            <text:p>43,66</text:p>
          </table:table-cell>
          <table:table-cell office:value-type="float" office:value="41.33" calcext:value-type="float">
            <text:p>41,33</text:p>
          </table:table-cell>
        </table:table-row>
        <table:table-row table:style-name="ro1">
          <table:table-cell office:value-type="float" office:value="43.6" calcext:value-type="float">
            <text:p>43,60</text:p>
          </table:table-cell>
          <table:table-cell office:value-type="float" office:value="45.09" calcext:value-type="float">
            <text:p>45,09</text:p>
          </table:table-cell>
          <table:table-cell office:value-type="float" office:value="44.3" calcext:value-type="float">
            <text:p>44,30</text:p>
          </table:table-cell>
          <table:table-cell office:value-type="float" office:value="44.78" calcext:value-type="float">
            <text:p>44,78</text:p>
          </table:table-cell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float" office:value="44.96" calcext:value-type="float">
            <text:p>44,96</text:p>
          </table:table-cell>
          <table:table-cell office:value-type="float" office:value="45.45" calcext:value-type="float">
            <text:p>45,45</text:p>
          </table:table-cell>
          <table:table-cell office:value-type="float" office:value="44.33" calcext:value-type="float">
            <text:p>44,33</text:p>
          </table:table-cell>
          <table:table-cell office:value-type="float" office:value="42.92" calcext:value-type="float">
            <text:p>42,92</text:p>
          </table:table-cell>
          <table:table-cell office:value-type="float" office:value="41.38" calcext:value-type="float">
            <text:p>41,38</text:p>
          </table:table-cell>
        </table:table-row>
        <table:table-row table:style-name="ro1">
          <table:table-cell office:value-type="float" office:value="45.32" calcext:value-type="float">
            <text:p>45,32</text:p>
          </table:table-cell>
          <table:table-cell office:value-type="float" office:value="45.56" calcext:value-type="float">
            <text:p>45,56</text:p>
          </table:table-cell>
          <table:table-cell office:value-type="float" office:value="44.3" calcext:value-type="float">
            <text:p>44,30</text:p>
          </table:table-cell>
          <table:table-cell office:value-type="float" office:value="44.77" calcext:value-type="float">
            <text:p>44,77</text:p>
          </table:table-cell>
          <table:table-cell office:value-type="float" office:value="42.22" calcext:value-type="float">
            <text:p>42,22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iOS</text:p>
          </table:table-cell>
          <table:table-cell table:style-name="Default" office:value-type="string" calcext:value-type="string">
            <text:p>Heap size (MiB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constant 8.2.1</text:p>
          </table:table-cell>
          <table:table-cell table:formula="of:=AVERAGE([.A2:.A13])" office:value-type="float" office:value="45.2433333333333" calcext:value-type="float">
            <text:p>45,24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constant 9.2.2</text:p>
          </table:table-cell>
          <table:table-cell table:formula="of:=AVERAGE([.B2:.B13])" office:value-type="float" office:value="45.3925" calcext:value-type="float">
            <text:p>45,39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prefetch 8.2.1</text:p>
          </table:table-cell>
          <table:table-cell table:formula="of:=AVERAGE([.C2:.C13])" office:value-type="float" office:value="44.8016666666667" calcext:value-type="float">
            <text:p>44,8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prefetch 9.2.2</text:p>
          </table:table-cell>
          <table:table-cell table:formula="of:=AVERAGE([.D2:.D13])" office:value-type="float" office:value="44.0358333333333" calcext:value-type="float">
            <text:p>44,04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vg named 9.2.2</text:p>
          </table:table-cell>
          <table:table-cell table:formula="of:=AVERAGE([.E2:.E13])" office:value-type="float" office:value="42.08" calcext:value-type="float">
            <text:p>42,0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15:43:57.57333977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9:21:35.873216232</meta:creation-date>
    <dc:date>2020-11-20T16:17:47.197735445</dc:date>
    <meta:editing-duration>PT36M35S</meta:editing-duration>
    <meta:editing-cycles>7</meta:editing-cycles>
    <meta:generator>LibreOffice/6.4.2.2$Linux_X86_64 LibreOffice_project/40$Build-2</meta:generator>
    <meta:document-statistic meta:table-count="4" meta:cell-count="69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6.16cm" svg:y="0.316cm" chart:style-name="ch2">
          <text:p>Android load time</text:p>
        </chart:title>
        <chart:subtitle svg:x="6.664cm" svg:y="1.275cm" chart:style-name="ch3">
          <text:p>(lower is better)</text:p>
        </chart:subtitle>
        <chart:legend chart:legend-position="end" svg:x="13.418cm" svg:y="3.697cm" style:legend-expansion="high" chart:style-name="ch4"/>
        <chart:plot-area chart:style-name="ch5" table:cell-range-address="'time (ms)'.A33:'time (ms)'.D38" chart:data-source-has-labels="both" svg:x="1.338cm" svg:y="2.116cm" svg:width="11.76cm" svg:height="6.709cm">
          <chartooo:coordinate-region svg:x="2.897cm" svg:y="2.116cm" svg:width="10.201cm" svg:height="3.873cm"/>
          <chart:axis chart:dimension="x" chart:name="primary-x" chart:style-name="ch6" chartooo:axis-type="auto">
            <chartooo:date-scale/>
            <chart:categories table:cell-range-address="'time (ms)'.A34:'time (ms)'.A38"/>
          </chart:axis>
          <chart:axis chart:dimension="y" chart:name="primary-y" chart:style-name="ch7">
            <chart:title svg:x="0.451cm" svg:y="5.754cm" chart:style-name="ch8">
              <text:p>ms</text:p>
            </chart:title>
            <chart:grid chart:style-name="ch9" chart:class="major"/>
          </chart:axis>
          <chart:series chart:style-name="ch10" chart:values-cell-range-address="'time (ms)'.B34:'time (ms)'.B38" chart:label-cell-address="'time (ms)'.B33:'time (ms)'.B33" chart:class="chart:bar">
            <chart:data-point chart:repeated="5"/>
          </chart:series>
          <chart:series chart:style-name="ch11" chart:values-cell-range-address="'time (ms)'.C34:'time (ms)'.C38" chart:label-cell-address="'time (ms)'.C33:'time (ms)'.C33" chart:class="chart:bar">
            <chart:data-point chart:repeated="5"/>
          </chart:series>
          <chart:series chart:style-name="ch12" chart:values-cell-range-address="'time (ms)'.D34:'time (ms)'.D38" chart:label-cell-address="'time (ms)'.D33:'time (ms)'.D3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3:'time (ms)'.B33</svg:desc>
                </draw:g>
              </table:table-cell>
              <table:table-cell office:value-type="string">
                <text:p>layout (ms)</text:p>
                <draw:g>
                  <svg:desc>'time (ms)'.C33:'time (ms)'.C33</svg:desc>
                </draw:g>
              </table:table-cell>
              <table:table-cell office:value-type="string">
                <text:p>parse (ms)</text:p>
                <draw:g>
                  <svg:desc>'time (ms)'.D33:'time (ms)'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constant 8.2.1</text:p>
                <draw:g>
                  <svg:desc>'time (ms)'.A34:'time (ms)'.A38</svg:desc>
                </draw:g>
              </table:table-cell>
              <table:table-cell office:value-type="float" office:value="163.083333333333">
                <text:p>163.083333333333</text:p>
                <draw:g>
                  <svg:desc>'time (ms)'.B34:'time (ms)'.B38</svg:desc>
                </draw:g>
              </table:table-cell>
              <table:table-cell office:value-type="float" office:value="528.833333333333">
                <text:p>528.833333333333</text:p>
                <draw:g>
                  <svg:desc>'time (ms)'.C34:'time (ms)'.C38</svg:desc>
                </draw:g>
              </table:table-cell>
              <table:table-cell office:value-type="float" office:value="0">
                <text:p>0</text:p>
                <draw:g>
                  <svg:desc>'time (ms)'.D34:'time (ms)'.D38</svg:desc>
                </draw:g>
              </table:table-cell>
            </table:table-row>
            <table:table-row>
              <table:table-cell office:value-type="string">
                <text:p>Avg constant 9.2.2</text:p>
              </table:table-cell>
              <table:table-cell office:value-type="float" office:value="170.5">
                <text:p>170.5</text:p>
              </table:table-cell>
              <table:table-cell office:value-type="float" office:value="745.666666666667">
                <text:p>745.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83.916666666667">
                <text:p>583.91666666666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29.083333333333">
                <text:p>229.083333333333</text:p>
              </table:table-cell>
              <table:table-cell office:value-type="float" office:value="923.416666666667">
                <text:p>923.41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31.25">
                <text:p>231.25</text:p>
              </table:table-cell>
              <table:table-cell office:value-type="float" office:value="956.083333333333">
                <text:p>956.08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83ca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9cm" svg:y="0.316cm" chart:style-name="ch2">
          <text:p>iOS load time</text:p>
        </chart:title>
        <chart:subtitle svg:x="6.66cm" svg:y="1.275cm" chart:style-name="ch3">
          <text:p>(lower is better)</text:p>
        </chart:subtitle>
        <chart:legend chart:legend-position="end" svg:x="13.409cm" svg:y="3.695cm" style:legend-expansion="high" chart:style-name="ch4"/>
        <chart:plot-area chart:style-name="ch5" table:cell-range-address="'time (ms)'.A41:'time (ms)'.D46" chart:data-source-has-labels="both" svg:x="1.338cm" svg:y="2.116cm" svg:width="11.751cm" svg:height="6.704cm">
          <chartooo:coordinate-region svg:x="2.897cm" svg:y="2.116cm" svg:width="10.192cm" svg:height="3.869cm"/>
          <chart:axis chart:dimension="x" chart:name="primary-x" chart:style-name="ch6" chartooo:axis-type="auto">
            <chartooo:date-scale/>
            <chart:categories table:cell-range-address="'time (ms)'.A42:'time (ms)'.A46"/>
          </chart:axis>
          <chart:axis chart:dimension="y" chart:name="primary-y" chart:style-name="ch7">
            <chart:title svg:x="0.451cm" svg:y="5.752cm" chart:style-name="ch8">
              <text:p>ms</text:p>
            </chart:title>
            <chart:grid chart:style-name="ch9" chart:class="major"/>
          </chart:axis>
          <chart:series chart:style-name="ch10" chart:values-cell-range-address="'time (ms)'.B42:'time (ms)'.B46" chart:label-cell-address="'time (ms)'.B41:'time (ms)'.B41" chart:class="chart:bar">
            <chart:data-point chart:repeated="5"/>
          </chart:series>
          <chart:series chart:style-name="ch11" chart:values-cell-range-address="'time (ms)'.C42:'time (ms)'.C46" chart:label-cell-address="'time (ms)'.C41:'time (ms)'.C41" chart:class="chart:bar">
            <chart:data-point chart:repeated="5"/>
          </chart:series>
          <chart:series chart:style-name="ch12" chart:values-cell-range-address="'time (ms)'.D42:'time (ms)'.D46" chart:label-cell-address="'time (ms)'.D41:'time (ms)'.D4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41:'time (ms)'.B41</svg:desc>
                </draw:g>
              </table:table-cell>
              <table:table-cell office:value-type="string">
                <text:p>layout (ms)</text:p>
                <draw:g>
                  <svg:desc>'time (ms)'.C41:'time (ms)'.C41</svg:desc>
                </draw:g>
              </table:table-cell>
              <table:table-cell office:value-type="string">
                <text:p>parse (ms)</text:p>
                <draw:g>
                  <svg:desc>'time (ms)'.D41:'time (ms)'.D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constant 8.2.1</text:p>
                <draw:g>
                  <svg:desc>'time (ms)'.A42:'time (ms)'.A46</svg:desc>
                </draw:g>
              </table:table-cell>
              <table:table-cell office:value-type="float" office:value="100.5">
                <text:p>100.5</text:p>
                <draw:g>
                  <svg:desc>'time (ms)'.B42:'time (ms)'.B46</svg:desc>
                </draw:g>
              </table:table-cell>
              <table:table-cell office:value-type="float" office:value="778.666666666667">
                <text:p>778.666666666667</text:p>
                <draw:g>
                  <svg:desc>'time (ms)'.C42:'time (ms)'.C46</svg:desc>
                </draw:g>
              </table:table-cell>
              <table:table-cell office:value-type="float" office:value="0">
                <text:p>0</text:p>
                <draw:g>
                  <svg:desc>'time (ms)'.D42:'time (ms)'.D46</svg:desc>
                </draw:g>
              </table:table-cell>
            </table:table-row>
            <table:table-row>
              <table:table-cell office:value-type="string">
                <text:p>Avg constant 9.2.2</text:p>
              </table:table-cell>
              <table:table-cell office:value-type="float" office:value="109.583333333333">
                <text:p>109.583333333333</text:p>
              </table:table-cell>
              <table:table-cell office:value-type="float" office:value="803.666666666667">
                <text:p>803.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300.833333333333">
                <text:p>300.833333333333</text:p>
              </table:table-cell>
              <table:table-cell office:value-type="float" office:value="775.5">
                <text:p>775.5</text:p>
              </table:table-cell>
              <table:table-cell office:value-type="float" office:value="209.083333333333">
                <text:p>209.083333333333</text:p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341.25">
                <text:p>341.25</text:p>
              </table:table-cell>
              <table:table-cell office:value-type="float" office:value="1108">
                <text:p>110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343.25">
                <text:p>343.25</text:p>
              </table:table-cell>
              <table:table-cell office:value-type="float" office:value="1053.91666666667">
                <text:p>1053.91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cm" svg:y="0.316cm" chart:style-name="ch2">
          <text:p>Android heapdump size</text:p>
        </chart:title>
        <chart:subtitle svg:x="6.66cm" svg:y="1.275cm" chart:style-name="ch3">
          <text:p>(lower is better)</text:p>
        </chart:subtitle>
        <chart:legend chart:legend-position="end" svg:x="11.951cm" svg:y="4.198cm" style:legend-expansion="high" chart:style-name="ch4"/>
        <chart:plot-area chart:style-name="ch5" table:cell-range-address="'java_heapdump_size (bytes)'.A16:'java_heapdump_size (bytes)'.B21" chart:data-source-has-labels="both" svg:x="1.338cm" svg:y="2.116cm" svg:width="10.293cm" svg:height="6.704cm">
          <chartooo:coordinate-region svg:x="3.098cm" svg:y="2.116cm" svg:width="8.533cm" svg:height="3.869cm"/>
          <chart:axis chart:dimension="x" chart:name="primary-x" chart:style-name="ch6" chartooo:axis-type="auto">
            <chartooo:date-scale/>
            <chart:categories table:cell-range-address="'java_heapdump_size (bytes)'.A17:'java_heapdump_size (bytes)'.A21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ava_heapdump_size (bytes)'.B17:'java_heapdump_size (bytes)'.B21" chart:label-cell-address="'java_heapdump_size (bytes)'.B16:'java_heapdump_size (bytes)'.B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dump size (KB)</text:p>
                <draw:g>
                  <svg:desc>'java_heapdump_size (bytes)'.B16:'java_heapdump_size (bytes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constant 8.2.1</text:p>
                <draw:g>
                  <svg:desc>'java_heapdump_size (bytes)'.A17:'java_heapdump_size (bytes)'.A21</svg:desc>
                </draw:g>
              </table:table-cell>
              <table:table-cell office:value-type="float" office:value="19134.215250651">
                <text:p>19134.215250651</text:p>
                <draw:g>
                  <svg:desc>'java_heapdump_size (bytes)'.B17:'java_heapdump_size (bytes)'.B21</svg:desc>
                </draw:g>
              </table:table-cell>
            </table:table-row>
            <table:table-row>
              <table:table-cell office:value-type="string">
                <text:p>Avg constant 9.2.2</text:p>
              </table:table-cell>
              <table:table-cell office:value-type="float" office:value="20419.1975911458">
                <text:p>20419.1975911458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22281.3377278646">
                <text:p>22281.3377278646</text:p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0317.8223470052">
                <text:p>20317.8223470052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0468.1150716146">
                <text:p>20468.1150716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99cm" svg:y="0.316cm" chart:style-name="ch2">
          <text:p>Android js heap snapshot size</text:p>
        </chart:title>
        <chart:subtitle svg:x="6.66cm" svg:y="1.275cm" chart:style-name="ch3">
          <text:p>(lower is better)</text:p>
        </chart:subtitle>
        <chart:legend chart:legend-position="end" svg:x="11.297cm" svg:y="4.198cm" style:legend-expansion="high" chart:style-name="ch4"/>
        <chart:plot-area chart:style-name="ch5" table:cell-range-address="'js_heap_snapshot(KB)'.A1:'js_heap_snapshot(KB)'.B6" chart:data-source-has-labels="both" svg:x="1.338cm" svg:y="2.116cm" svg:width="9.639cm" svg:height="6.704cm">
          <chartooo:coordinate-region svg:x="2.733cm" svg:y="2.116cm" svg:width="8.244cm" svg:height="3.869cm"/>
          <chart:axis chart:dimension="x" chart:name="primary-x" chart:style-name="ch6" chartooo:axis-type="auto">
            <chartooo:date-scale/>
            <chart:categories table:cell-range-address="'js_heap_snapshot(KB)'.A2:'js_heap_snapshot(KB)'.A6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s_heap_snapshot(KB)'.B2:'js_heap_snapshot(KB)'.B6" chart:label-cell-address="'js_heap_snapshot(KB)'.B1:'js_heap_snapshot(KB)'.B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napshot size (KB)</text:p>
                <draw:g>
                  <svg:desc>'js_heap_snapshot(KB)'.B1:'js_heap_snapshot(KB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constant 8.2.1</text:p>
                <draw:g>
                  <svg:desc>'js_heap_snapshot(KB)'.A2:'js_heap_snapshot(KB)'.A6</svg:desc>
                </draw:g>
              </table:table-cell>
              <table:table-cell office:value-type="float" office:value="5388">
                <text:p>5388</text:p>
                <draw:g>
                  <svg:desc>'js_heap_snapshot(KB)'.B2:'js_heap_snapshot(KB)'.B6</svg:desc>
                </draw:g>
              </table:table-cell>
            </table:table-row>
            <table:table-row>
              <table:table-cell office:value-type="string">
                <text:p>Avg constant 9.2.2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4881">
                <text:p>4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01cm" svg:y="0.316cm" chart:style-name="ch2">
          <text:p>iOS js heap snapshot size</text:p>
        </chart:title>
        <chart:subtitle svg:x="6.66cm" svg:y="1.275cm" chart:style-name="ch3">
          <text:p>(lower is better)</text:p>
        </chart:subtitle>
        <chart:legend chart:legend-position="end" svg:x="11.297cm" svg:y="4.198cm" style:legend-expansion="high" chart:style-name="ch4"/>
        <chart:plot-area chart:style-name="ch5" table:cell-range-address="'js_heap_snapshot(KB)'.A41:'js_heap_snapshot(KB)'.B46" chart:data-source-has-labels="both" svg:x="1.338cm" svg:y="2.116cm" svg:width="9.639cm" svg:height="6.704cm">
          <chartooo:coordinate-region svg:x="2.897cm" svg:y="2.116cm" svg:width="8.08cm" svg:height="3.869cm"/>
          <chart:axis chart:dimension="x" chart:name="primary-x" chart:style-name="ch6" chartooo:axis-type="auto">
            <chartooo:date-scale/>
            <chart:categories table:cell-range-address="'js_heap_snapshot(KB)'.A42:'js_heap_snapshot(KB)'.A46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s_heap_snapshot(KB)'.B42:'js_heap_snapshot(KB)'.B46" chart:label-cell-address="'js_heap_snapshot(KB)'.B41:'js_heap_snapshot(KB)'.B4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napshot size (KB)</text:p>
                <draw:g>
                  <svg:desc>'js_heap_snapshot(KB)'.B41:'js_heap_snapshot(KB)'.B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constant 8.2.1</text:p>
                <draw:g>
                  <svg:desc>'js_heap_snapshot(KB)'.A42:'js_heap_snapshot(KB)'.A46</svg:desc>
                </draw:g>
              </table:table-cell>
              <table:table-cell office:value-type="float" office:value="562.247802734375">
                <text:p>562.247802734375</text:p>
                <draw:g>
                  <svg:desc>'js_heap_snapshot(KB)'.B42:'js_heap_snapshot(KB)'.B46</svg:desc>
                </draw:g>
              </table:table-cell>
            </table:table-row>
            <table:table-row>
              <table:table-cell office:value-type="string">
                <text:p>Avg constant 9.2.2</text:p>
              </table:table-cell>
              <table:table-cell office:value-type="float" office:value="544.90673828125">
                <text:p>544.90673828125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912.459309895833">
                <text:p>912.459309895833</text:p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870.317708333333">
                <text:p>870.317708333333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551.37548828125">
                <text:p>551.3754882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48cm" svg:y="0.316cm" chart:style-name="ch2">
          <text:p>iOS All Heap &amp; Anonymous VM</text:p>
        </chart:title>
        <chart:subtitle svg:x="6.999cm" svg:y="1.275cm" chart:style-name="ch3">
          <text:p>Total Bytes</text:p>
        </chart:subtitle>
        <chart:legend chart:legend-position="end" svg:x="12.705cm" svg:y="4.198cm" style:legend-expansion="high" chart:style-name="ch4"/>
        <chart:plot-area chart:style-name="ch5" table:cell-range-address="'native_heap_size (MiB)'.A16:'native_heap_size (MiB)'.B21" chart:data-source-has-labels="both" svg:x="1.338cm" svg:y="2.116cm" svg:width="11.047cm" svg:height="6.704cm">
          <chartooo:coordinate-region svg:x="2.591cm" svg:y="2.116cm" svg:width="9.794cm" svg:height="3.869cm"/>
          <chart:axis chart:dimension="x" chart:name="primary-x" chart:style-name="ch6" chartooo:axis-type="auto">
            <chartooo:date-scale/>
            <chart:categories table:cell-range-address="'native_heap_size (MiB)'.A17:'native_heap_size (MiB)'.A21"/>
          </chart:axis>
          <chart:axis chart:dimension="y" chart:name="primary-y" chart:style-name="ch7">
            <chart:title svg:x="0.451cm" svg:y="5.814cm" chart:style-name="ch8">
              <text:p>MiB</text:p>
            </chart:title>
            <chart:grid chart:style-name="ch9" chart:class="major"/>
          </chart:axis>
          <chart:series chart:style-name="ch10" chart:values-cell-range-address="'native_heap_size (MiB)'.B17:'native_heap_size (MiB)'.B21" chart:label-cell-address="'native_heap_size (MiB)'.B16:'native_heap_size (MiB)'.B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ize (MiB)</text:p>
                <draw:g>
                  <svg:desc>'native_heap_size (MiB)'.B16:'native_heap_size (MiB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constant 8.2.1</text:p>
                <draw:g>
                  <svg:desc>'native_heap_size (MiB)'.A17:'native_heap_size (MiB)'.A21</svg:desc>
                </draw:g>
              </table:table-cell>
              <table:table-cell office:value-type="float" office:value="45.2433333333333">
                <text:p>45.2433333333333</text:p>
                <draw:g>
                  <svg:desc>'native_heap_size (MiB)'.B17:'native_heap_size (MiB)'.B21</svg:desc>
                </draw:g>
              </table:table-cell>
            </table:table-row>
            <table:table-row>
              <table:table-cell office:value-type="string">
                <text:p>Avg constant 9.2.2</text:p>
              </table:table-cell>
              <table:table-cell office:value-type="float" office:value="45.3925">
                <text:p>45.3925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44.8016666666667">
                <text:p>44.8016666666667</text:p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44.0358333333333">
                <text:p>44.0358333333333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42.08">
                <text:p>42.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